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3cm" draw:marker-start-width="0.279cm" draw:marker-end-width="0.279cm" draw:fill-color="#ffff99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Fine_20_Dashed_20__28_var_29_" svg:stroke-width="0.053cm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draw:stroke="solid"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A030" style:font-pitch="variable"/>
    </style:style>
    <style:style style:name="P3" style:family="paragraph">
      <style:paragraph-properties fo:text-align="center"/>
      <style:text-properties fo:font-family="A030" style:font-pitch="variable"/>
    </style:style>
    <style:style style:name="P4" style:family="paragraph">
      <style:text-properties fo:font-family="A030" style:font-pitch="variable"/>
    </style:style>
    <style:style style:name="T1" style:family="text">
      <style:text-properties fo:font-family="InconsolataN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16.51cm" svg:height="1.27cm" svg:x="4.81cm" svg:y="1cm">
          <text:p/>
        </draw:rect>
        <draw:frame draw:style-name="gr2" draw:text-style-name="P2" draw:layer="layout" svg:width="1.891cm" svg:height="0.983cm" svg:x="1.903cm" svg:y="1.127cm">
          <draw:text-box>
            <text:p text:style-name="P2">Data</text:p>
          </draw:text-box>
        </draw:frame>
        <draw:rect draw:style-name="gr1" draw:text-style-name="P1" draw:layer="layout" svg:width="3.048cm" svg:height="1.27cm" svg:x="4.81cm" svg:y="3.521cm">
          <text:p/>
        </draw:rect>
        <draw:frame draw:style-name="gr3" draw:text-style-name="P3" draw:layer="layout" svg:width="3.732cm" svg:height="1.715cm" svg:x="1.014cm" svg:y="3.267cm">
          <draw:text-box>
            <text:p text:style-name="P3">Segmented</text:p>
            <text:p text:style-name="P3">data</text:p>
          </draw:text-box>
        </draw:frame>
        <draw:rect draw:style-name="gr4" draw:text-style-name="P1" draw:layer="layout" svg:width="1.524cm" svg:height="1.27cm" svg:x="7.858cm" svg:y="3.521cm">
          <text:p/>
        </draw:rect>
        <draw:rect draw:style-name="gr1" draw:text-style-name="P1" draw:layer="layout" svg:width="2.159cm" svg:height="1.27cm" svg:x="9.382cm" svg:y="3.521cm">
          <text:p/>
        </draw:rect>
        <draw:rect draw:style-name="gr1" draw:text-style-name="P1" draw:layer="layout" svg:width="3.175cm" svg:height="1.27cm" svg:x="11.541cm" svg:y="3.521cm">
          <text:p/>
        </draw:rect>
        <draw:rect draw:style-name="gr1" draw:text-style-name="P1" draw:layer="layout" svg:width="2.159cm" svg:height="1.27cm" svg:x="14.716cm" svg:y="3.521cm">
          <text:p/>
        </draw:rect>
        <draw:rect draw:style-name="gr4" draw:text-style-name="P1" draw:layer="layout" svg:width="2.794cm" svg:height="1.27cm" svg:x="16.875cm" svg:y="3.521cm">
          <text:p/>
        </draw:rect>
        <draw:rect draw:style-name="gr1" draw:text-style-name="P1" draw:layer="layout" svg:width="1.651cm" svg:height="1.27cm" svg:x="19.669cm" svg:y="3.521cm">
          <text:p/>
        </draw:rect>
        <draw:rect draw:style-name="gr4" draw:text-style-name="P1" draw:layer="layout" svg:width="1.524cm" svg:height="1.27cm" svg:x="7.858cm" svg:y="6.08cm">
          <text:p/>
        </draw:rect>
        <draw:frame draw:style-name="gr3" draw:text-style-name="P3" draw:layer="layout" svg:width="3.038cm" svg:height="0.983cm" svg:x="1.381cm" svg:y="6.24cm">
          <draw:text-box>
            <text:p text:style-name="P3">Segment</text:p>
          </draw:text-box>
        </draw:frame>
        <draw:rect draw:style-name="gr5" draw:text-style-name="P1" xml:id="id5" draw:id="id5" draw:layer="layout" svg:width="0.635cm" svg:height="1.27cm" svg:x="7.223cm" svg:y="6.08cm">
          <text:p/>
        </draw:rect>
        <draw:rect draw:style-name="gr5" draw:text-style-name="P1" draw:layer="layout" svg:width="0.889cm" svg:height="1.27cm" svg:x="9.382cm" svg:y="6.08cm">
          <text:p/>
        </draw:rect>
        <draw:custom-shape draw:style-name="gr6" draw:text-style-name="P1" xml:id="id2" draw:id="id2" draw:layer="layout" svg:width="3.302cm" svg:height="1.524cm" svg:x="7.096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1" draw:id="id1" draw:layer="layout" svg:width="8.114cm" svg:height="0.983cm" svg:x="8.507cm" svg:y="8.747cm">
          <draw:text-box>
            <text:p text:style-name="P4">Sliding window of <text:span text:style-name="T1">H5CParser</text:span></text:p>
          </draw:text-box>
        </draw:frame>
        <draw:rect draw:style-name="gr4" draw:text-style-name="P1" draw:layer="layout" svg:width="2.794cm" svg:height="1.27cm" svg:x="16.875cm" svg:y="6.08cm">
          <text:p/>
        </draw:rect>
        <draw:rect draw:style-name="gr5" draw:text-style-name="P1" draw:layer="layout" svg:width="1.016cm" svg:height="1.27cm" svg:x="15.859cm" svg:y="6.08cm">
          <text:p/>
        </draw:rect>
        <draw:custom-shape draw:style-name="gr6" draw:text-style-name="P1" xml:id="id3" draw:id="id3" draw:layer="layout" svg:width="3.302cm" svg:height="1.524cm" svg:x="15.73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draw:line-skew="0.246cm 0.108cm" svg:x1="12.564cm" svg:y1="8.747cm" svg:x2="8.747cm" svg:y2="7.477cm" draw:start-shape="id1" draw:start-glue-point="0" draw:end-shape="id2" draw:end-glue-point="2" svg:d="M12564 8747v-254l-3817-381v-635">
          <text:p/>
        </draw:connector>
        <draw:connector draw:style-name="gr7" draw:text-style-name="P1" draw:layer="layout" draw:type="lines" draw:line-skew="0.246cm" svg:x1="12.564cm" svg:y1="8.747cm" svg:x2="17.383cm" svg:y2="7.477cm" draw:start-shape="id1" draw:start-glue-point="0" draw:end-shape="id3" draw:end-glue-point="2" svg:d="M12564 8747v-254l4819-489v-527">
          <text:p/>
        </draw:connector>
        <draw:connector draw:style-name="gr8" draw:text-style-name="P1" draw:layer="layout" draw:type="line" svg:x1="10.398cm" svg:y1="6.715cm" svg:x2="15.732cm" svg:y2="6.715cm" draw:start-shape="id2" draw:start-glue-point="1" draw:end-shape="id3" draw:end-glue-point="3" svg:d="M10398 6715h5334">
          <text:p/>
        </draw:connector>
        <draw:frame draw:style-name="gr3" draw:text-style-name="P4" xml:id="id4" draw:id="id4" draw:layer="layout" svg:width="4.227cm" svg:height="0.983cm" svg:x="3.25cm" svg:y="8.748cm">
          <draw:text-box>
            <text:p text:style-name="P4">Zero padding</text:p>
          </draw:text-box>
        </draw:frame>
        <draw:connector draw:style-name="gr7" draw:text-style-name="P1" draw:layer="layout" draw:type="lines" svg:x1="5.363cm" svg:y1="8.748cm" svg:x2="7.54cm" svg:y2="7.35cm" draw:start-shape="id4" draw:start-glue-point="0" draw:end-shape="id5" svg:d="M5363 8748v-500l2177-371v-5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chen Jin</meta:initial-creator>
    <meta:creation-date>2021-03-01T02:26:15.72</meta:creation-date>
    <dc:date>2021-03-01T02:34:27.04</dc:date>
    <dc:creator>Yuchen Jin</dc:creator>
    <meta:editing-duration>PT8M12S</meta:editing-duration>
    <meta:editing-cycles>1</meta:editing-cycles>
    <meta:document-statistic meta:object-count="24"/>
    <meta:generator>OpenOffice/4.1.6$Win32 OpenOffice.org_project/416m1$Build-9790</meta:generator>
  </office:meta>
</office:document-meta>
</file>